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2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72pt" style:font-size-complex="72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style:font-size-asian="72pt" style:font-size-complex="7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3.324cm" presentation:class="title" presentation:user-transformed="true">
          <draw:text-box>
            <text:p text:style-name="P1"><text:span text:style-name="T1">Yeshu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25cm" svg:x="0cm" svg:y="0cm" presentation:class="title" presentation:user-transformed="true">
          <draw:text-box>
            <text:p text:style-name="P3"><text:span text:style-name="T2">Yeshua ah...</text:span><text:span text:style-name="T2"><text:line-break/></text:span><text:span text:style-name="T2">Yeshua ah...</text:span><text:span text:style-name="T2"><text:line-break/></text:span><text:span text:style-name="T2">Yeshua ah...</text:span><text:span text:style-name="T2"><text:line-break/></text:span><text:span text:style-name="T2">Yeshua ah..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25cm" svg:x="0cm" svg:y="0cm" presentation:class="title" presentation:user-transformed="true">
          <draw:text-box>
            <text:p text:style-name="P3"><text:span text:style-name="T3">Mi amado es el más bello</text:span><text:span text:style-name="T3"><text:line-break/></text:span><text:span text:style-name="T3">Entre millar de millare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28T18:25:19.705000000</meta:creation-date>
    <dc:date>2023-02-28T20:19:16.313000000</dc:date>
    <meta:editing-duration>PT1H43M46S</meta:editing-duration>
    <meta:editing-cycles>1</meta:editing-cycles>
    <meta:document-statistic meta:object-count="30"/>
    <meta:generator>Real_Office/6.2.3.2$Windows_x86 LibreOffice_project/b40a93cffb3080b9876e40c60e03703e9bd35612</meta:generator>
  </office:meta>
</office:document-meta>
</file>